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はこの土砂の撤去作業中だ。　危ないから
近づいちゃだめだぜ！</text:p>
          </table:table-cell>
          <table:table-cell table:style-name="ce0"/>
          <table:table-cell table:style-name="ce0"/>
          <table:table-cell table:style-name="ce0" office:value-type="string">
            <text:p>We're currently in the middle o' shiftin' this
pile of rubble. Stand well back, kids!</text:p>
          </table:table-cell>
          <table:table-cell table:number-columns-repeated="1020"/>
        </table:table-row>
        <table:table-row>
          <table:table-cell table:style-name="ce0" office:value-type="string">
            <text:p>止ま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！　命が惜しければ、有り金全部と第1級
イオンマテルを置いていく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ぽかー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・・・あの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動から察する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はぎの類であると推察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盗賊団の一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には見え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コソコソ話してい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仲間に入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用件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有り金全部と・・・まあこの際、
有り金は別にい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持ってる第1級イオンマテルを全部
置いていくんだナー！　そうすれば手荒な
マネはし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“第一級イオンマテル”とは何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！？　イオンマテルのこと知らない
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だから、未開惑星人は困るの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バカにされ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関わらないほうがいい気がして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待つネ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それも第1級のやつが無いと
家へ帰れ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協力す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協力を求める相手が違うのではない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“イオンマテル”というものに心当たりが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というのは、イオンクラスター
エネルギーを放出する物体の総称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出するエネルギーの純度によってランク付け
されてて、第1級から第6級まである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が乗ってきたスターシップを動かすには、
いちばんランクの高い第1級のやつが必要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・・・スターシップ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つま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から来たってこと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そう言ってる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航行している途中で、スターシップのイオン
クラスターエネルギーが切れちゃったから
この星に不時着した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にわかには信じられな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！！　スターシップ見せて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！？　それ見たら信じ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よりちょっと北に不時着し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緊急時には岩に擬態してカムフラージュ
するシステムが働いてるから、探しても無駄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に落ちてきた、あの隕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って宇宙船だったん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研究館が停電し、運よく逃げることが
できたのは君のおかげだったというわけ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、力を貸してやりたい
ところ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きなりイオンマテルって言われても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。　未開惑星で油を売ってるヒマは
ないのダ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エネルギーをチャージして、この惑星人の
記憶を抹消して、目的地に出発しないと
いけな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記憶を消す”ってどういうコ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たちには、ワタシの事を知られてしまった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レラ銀河総括局加盟の惑星人は、未開の
惑星人に存在を知られてはならない決まり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この惑星全体に記憶抹消パルスを
発信して、ここ1年間の記憶を全て失ってもらう
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墜落途中で擬態完了前の
スターシップを目撃した連中もいるかもしれな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待って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年間の記憶を全部消すって・・・け、消しすぎ
じゃない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設定が1年単位だから、仕方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！　それもこれも、イオンマテルが
手に入らなければできないこと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から探すの手伝う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記憶を1年分消されるのは、あまりに支障が
大きすぎ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には協力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ーーっ！！　未開惑星人のクセに、拒否
するのカ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やれ。　また人間界の敵が増えちゃった
感じ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みたい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の・・・</text:p>
          </table:table-cell>
          <table:table-cell table:style-name="ce0" office:value-type="string">
            <text:p>Chat - L3 A Hime</text:p>
          </table:table-cell>
          <table:table-cell table:style-name="ce0"/>
          <table:table-cell table:style-name="ce0" office:value-type="string">
            <text:p>U... Umm...</text:p>
          </table:table-cell>
          <table:table-cell table:number-columns-repeated="1020"/>
        </table:table-row>
        <table:table-row>
          <table:table-cell table:style-name="ce0" office:value-type="string">
            <text:p>まさかとは思うんです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名前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！　よくぞ聞いてくれ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名前はカラット！　銀河統括局長の
娘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れ？　この空気は何かナ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君を“カラット”と認めるわけには
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去りたま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ヨーーー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ワタシがカラットじゃいけないのサー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っちゃけ、かぶってるんですよ。　カラッ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ええ？　そう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髪の色で区別するとい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ことは、白カラットと呼ぶがい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なら、ついさっき登場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っ！？　うそおおおっ！！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れ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髪を赤く染めてくるヨー！！　それなら
かぶらないネ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赤カラットも既に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青カラットも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ぇぇぇぇぇ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、何でこの星、そんなにいっぱいカラット
いるのヨーーーーー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が聞き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我々としてはこれ以上カラットを増やす
わけには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て、君はカラット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こと言われてモ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拒否は認めない。　君はカラットとは違う別の
何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あぁぁぁーーーーん！！！！
ばかーーーーーーーー！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何も見て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何のトラブルも発生しなかった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先を急ぎ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は・・・ぁ・・・っ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・・・だ、め・・・もう、動いたら・・・出ちゃい
　そうだヨォ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、頑張って！　もう少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、背負ってやろ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ダメ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今、体を触られたりしたら・・・ほんとに、
　がまんできなくなっちゃうヨォ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・・・平気・・・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ぁ・・・ぅﾞ・・・っ、は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・・・もぉ・・・がま、ん・・・で、で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ん・・・かい・・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ぁぁあああダメエェ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え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、おしっこがしたかった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（こく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確かスーツの機能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今は早く下山して着替えさせて
あげましょ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。　行く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はやくっ！　おしっ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ゴールは・・・トイレはまだなのカー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歩くのもやっとと言った感じ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いヨーっ！！　まだ自分で歩け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。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　なに残念そうにしてんの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たつもりは無いのだ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・・・平気・・・まだ・・・へいき・・・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る・・・もれちゃ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この草原を渡りきれば山は終わ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、ファイ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、本当に・・・もう少しで・・・山を
越えられるんだナ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よ。　頑張っ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・・・あとちょっとの我慢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ちょっとで・・・おしっこ・・・やっとおしっこ
　できるヨ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・・・ぅ・・・は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う・・・っ！　もう出ちゃうヨォ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ぉ・・・もぉ限界だヨォ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！　しっかり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ゲートの先に小屋がありますから、
そこまで頑張って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小屋・・・！　トイレ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すぐ・・・もうすぐ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ぅ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5T20:16:56+01:00</meta:creation-date>
    <dc:date>2019-12-05T20:16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